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66cm"/>
    </style:style>
    <style:style style:name="co2" style:family="table-column">
      <style:table-column-properties fo:break-before="auto" style:column-width="5.23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 (a 30cm)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Último: Tiempo (s)</text:p>
          </table:table-cell>
          <table:table-cell office:value-type="string" calcext:value-type="string">
            <text:p>Último: Campo magnético (m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526157194589" calcext:value-type="float">
            <text:p>0,00526157194589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0.00721517385582" calcext:value-type="float">
            <text:p>0,00721517385582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00662909328284" calcext:value-type="float">
            <text:p>0,00662909328284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0.00623837290085" calcext:value-type="float">
            <text:p>0,0062383729008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0078012544288" calcext:value-type="float">
            <text:p>0,0078012544288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0.0078012544288" calcext:value-type="float">
            <text:p>0,007801254428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00526157194589" calcext:value-type="float">
            <text:p>0,00526157194589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0.00838733500178" calcext:value-type="float">
            <text:p>0,00838733500178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00662909328284" calcext:value-type="float">
            <text:p>0,00662909328284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00721517385582" calcext:value-type="float">
            <text:p>0,00721517385582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00721517385582" calcext:value-type="float">
            <text:p>0,00721517385582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0078012544288" calcext:value-type="float">
            <text:p>0,0078012544288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00897341557476" calcext:value-type="float">
            <text:p>0,00897341557476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0.00662909328284" calcext:value-type="float">
            <text:p>0,00662909328284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0.0079966146198" calcext:value-type="float">
            <text:p>0,0079966146198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.00662909328284" calcext:value-type="float">
            <text:p>0,00662909328284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00662909328284" calcext:value-type="float">
            <text:p>0,00662909328284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0.00682445347384" calcext:value-type="float">
            <text:p>0,00682445347384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0.00741053404682" calcext:value-type="float">
            <text:p>0,00741053404682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0.0048708515639" calcext:value-type="float">
            <text:p>0,00487085156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643373309185" calcext:value-type="float">
            <text:p>0,00643373309185</text:p>
          </table:table-cell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0.00682445347384" calcext:value-type="float">
            <text:p>0,00682445347384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0.00662909328284" calcext:value-type="float">
            <text:p>0,00662909328284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  <table:table-cell office:value-type="float" office:value="0.00662909328284" calcext:value-type="float">
            <text:p>0,00662909328284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0.00565229232787" calcext:value-type="float">
            <text:p>0,00565229232787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0.00526157194589" calcext:value-type="float">
            <text:p>0,00526157194589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0.00467549137291" calcext:value-type="float">
            <text:p>0,00467549137291</text:p>
          </table:table-cell>
        </table:table-row>
        <table:table-row table:style-name="ro1">
          <table:table-cell office:value-type="float" office:value="1.35" calcext:value-type="float">
            <text:p>1,35</text:p>
          </table:table-cell>
          <table:table-cell office:value-type="float" office:value="0.00506621175489" calcext:value-type="float">
            <text:p>0,00506621175489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0.00565229232787" calcext:value-type="float">
            <text:p>0,00565229232787</text:p>
          </table:table-cell>
        </table:table-row>
        <table:table-row table:style-name="ro1">
          <table:table-cell office:value-type="float" office:value="1.45" calcext:value-type="float">
            <text:p>1,45</text:p>
          </table:table-cell>
          <table:table-cell office:value-type="float" office:value="0.00721517385582" calcext:value-type="float">
            <text:p>0,00721517385582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00643373309185" calcext:value-type="float">
            <text:p>0,00643373309185</text:p>
          </table:table-cell>
        </table:table-row>
        <table:table-row table:style-name="ro1">
          <table:table-cell office:value-type="float" office:value="1.55" calcext:value-type="float">
            <text:p>1,55</text:p>
          </table:table-cell>
          <table:table-cell office:value-type="float" office:value="0.00448013118191" calcext:value-type="float">
            <text:p>0,00448013118191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0.00682445347384" calcext:value-type="float">
            <text:p>0,00682445347384</text:p>
          </table:table-cell>
        </table:table-row>
        <table:table-row table:style-name="ro1">
          <table:table-cell office:value-type="float" office:value="1.65" calcext:value-type="float">
            <text:p>1,65</text:p>
          </table:table-cell>
          <table:table-cell office:value-type="float" office:value="0.00604301270986" calcext:value-type="float">
            <text:p>0,00604301270986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0.00701981366483" calcext:value-type="float">
            <text:p>0,00701981366483</text:p>
          </table:table-cell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0.00623837290085" calcext:value-type="float">
            <text:p>0,00623837290085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0.00701981366483" calcext:value-type="float">
            <text:p>0,00701981366483</text:p>
          </table:table-cell>
        </table:table-row>
        <table:table-row table:style-name="ro1">
          <table:table-cell office:value-type="float" office:value="1.85" calcext:value-type="float">
            <text:p>1,85</text:p>
          </table:table-cell>
          <table:table-cell office:value-type="float" office:value="0.00877805538377" calcext:value-type="float">
            <text:p>0,00877805538377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0.00643373309185" calcext:value-type="float">
            <text:p>0,00643373309185</text:p>
          </table:table-cell>
        </table:table-row>
        <table:table-row table:style-name="ro1">
          <table:table-cell office:value-type="float" office:value="1.95" calcext:value-type="float">
            <text:p>1,95</text:p>
          </table:table-cell>
          <table:table-cell office:value-type="float" office:value="0.00643373309185" calcext:value-type="float">
            <text:p>0,006433733091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662909328284" calcext:value-type="float">
            <text:p>0,00662909328284</text:p>
          </table:table-cell>
        </table:table-row>
        <table:table-row table:style-name="ro1">
          <table:table-cell office:value-type="float" office:value="2.05" calcext:value-type="float">
            <text:p>2,05</text:p>
          </table:table-cell>
          <table:table-cell office:value-type="float" office:value="0.00936413595675" calcext:value-type="float">
            <text:p>0,00936413595675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0.00721517385582" calcext:value-type="float">
            <text:p>0,00721517385582</text:p>
          </table:table-cell>
        </table:table-row>
        <table:table-row table:style-name="ro1">
          <table:table-cell office:value-type="float" office:value="2.15" calcext:value-type="float">
            <text:p>2,15</text:p>
          </table:table-cell>
          <table:table-cell office:value-type="float" office:value="0.00584765251887" calcext:value-type="float">
            <text:p>0,00584765251887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0.00604301270986" calcext:value-type="float">
            <text:p>0,00604301270986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0.00877805538377" calcext:value-type="float">
            <text:p>0,00877805538377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0.00721517385582" calcext:value-type="float">
            <text:p>0,00721517385582</text:p>
          </table:table-cell>
        </table:table-row>
        <table:table-row table:style-name="ro1">
          <table:table-cell office:value-type="float" office:value="2.35" calcext:value-type="float">
            <text:p>2,35</text:p>
          </table:table-cell>
          <table:table-cell office:value-type="float" office:value="0.00467549137291" calcext:value-type="float">
            <text:p>0,00467549137291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0.00565229232787" calcext:value-type="float">
            <text:p>0,00565229232787</text:p>
          </table:table-cell>
        </table:table-row>
        <table:table-row table:style-name="ro1">
          <table:table-cell office:value-type="float" office:value="2.45" calcext:value-type="float">
            <text:p>2,45</text:p>
          </table:table-cell>
          <table:table-cell office:value-type="float" office:value="0.00662909328284" calcext:value-type="float">
            <text:p>0,00662909328284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00760589423781" calcext:value-type="float">
            <text:p>0,00760589423781</text:p>
          </table:table-cell>
        </table:table-row>
        <table:table-row table:style-name="ro1">
          <table:table-cell office:value-type="float" office:value="2.55" calcext:value-type="float">
            <text:p>2,55</text:p>
          </table:table-cell>
          <table:table-cell office:value-type="float" office:value="0.00819197481079" calcext:value-type="float">
            <text:p>0,00819197481079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0.00701981366483" calcext:value-type="float">
            <text:p>0,00701981366483</text:p>
          </table:table-cell>
        </table:table-row>
        <table:table-row table:style-name="ro1">
          <table:table-cell office:value-type="float" office:value="2.65" calcext:value-type="float">
            <text:p>2,65</text:p>
          </table:table-cell>
          <table:table-cell office:value-type="float" office:value="0.00643373309185" calcext:value-type="float">
            <text:p>0,00643373309185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0.00545693213688" calcext:value-type="float">
            <text:p>0,00545693213688</text:p>
          </table:table-cell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float" office:value="0.00858269519278" calcext:value-type="float">
            <text:p>0,00858269519278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0.00701981366483" calcext:value-type="float">
            <text:p>0,00701981366483</text:p>
          </table:table-cell>
        </table:table-row>
        <table:table-row table:style-name="ro1">
          <table:table-cell office:value-type="float" office:value="2.85" calcext:value-type="float">
            <text:p>2,85</text:p>
          </table:table-cell>
          <table:table-cell office:value-type="float" office:value="0.00741053404682" calcext:value-type="float">
            <text:p>0,00741053404682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0.00662909328284" calcext:value-type="float">
            <text:p>0,0066290932828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formula="of:=STDEV([.B2:.B60])" office:value-type="float" office:value="0.00110825832193958" calcext:value-type="float">
            <text:p>0,001108258321939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8T16:47:48.660384420</dc:date>
    <meta:editing-duration>PT45S</meta:editing-duration>
    <meta:editing-cycles>1</meta:editing-cycles>
    <meta:document-statistic meta:table-count="1" meta:cell-count="121" meta:object-count="0"/>
    <meta:generator>LibreOffice/7.3.7.2$Linux_X86_64 LibreOffice_project/30$Build-2</meta:generator>
  </office:meta>
</office:document-meta>
</file>